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150.49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480.9pt"/>
    </style:style>
    <style:style style:name="co5" style:family="table-column">
      <style:table-column-properties fo:break-before="auto" style:column-width="277.0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4" style:family="table-cell" style:parent-style-name="Default">
      <style:table-cell-properties fo:background-color="#00a65d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2"/>
        <table:table-column table:style-name="co3" table:default-cell-style-name="ce15"/>
        <table:table-column table:style-name="co4" table:default-cell-style-name="Default"/>
        <table:table-column table:style-name="co5" table:default-cell-style-name="ce2"/>
        <table:table-row table:style-name="ro1">
          <table:table-cell table:style-name="ce5" office:value-type="string" calcext:value-type="string">
            <text:p>DATE</text:p>
          </table:table-cell>
          <table:table-cell table:style-name="ce1" office:value-type="string" calcext:value-type="string">
            <text:p>TEST NAM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/>
          <table:table-cell office:value-type="string" calcext:value-type="string">
            <text:p>Test_Add_Array 1000 values</text:p>
          </table:table-cell>
          <table:table-cell table:style-name="ce11" office:value-type="string" calcext:value-type="string">
            <text:p>UNCHECKED</text:p>
          </table:table-cell>
          <table:table-cell office:value-type="string" calcext:value-type="string">
            <text:p>Addition of two array each of size 1000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string" calcext:value-type="string">
            <text:p>28/02/2020</text:p>
          </table:table-cell>
          <table:table-cell office:value-type="string" calcext:value-type="string">
            <text:p>Test_Add_Array_2 values</text:p>
          </table:table-cell>
          <table:table-cell table:style-name="ce4" office:value-type="string" calcext:value-type="string">
            <text:p>PASS</text:p>
          </table:table-cell>
          <table:table-cell office:value-type="string" calcext:value-type="string">
            <text:p>Addition of two array each of size 2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string" calcext:value-type="string">
            <text:p>28/02/2020</text:p>
          </table:table-cell>
          <table:table-cell office:value-type="string" calcext:value-type="string">
            <text:p>Test_Add_Array_5 values</text:p>
          </table:table-cell>
          <table:table-cell table:style-name="ce4" office:value-type="string" calcext:value-type="string">
            <text:p>PASS</text:p>
          </table:table-cell>
          <table:table-cell office:value-type="string" calcext:value-type="string">
            <text:p>Addition of two array each of size 5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string" calcext:value-type="string">
            <text:p>28/02/2020</text:p>
          </table:table-cell>
          <table:table-cell office:value-type="string" calcext:value-type="string">
            <text:p>Test_Add_Array_10 values</text:p>
          </table:table-cell>
          <table:table-cell table:style-name="ce4" office:value-type="string" calcext:value-type="string">
            <text:p>PASS</text:p>
          </table:table-cell>
          <table:table-cell office:value-type="string" calcext:value-type="string">
            <text:p>Addition of two array each of size 10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/>
          <table:table-cell office:value-type="string" calcext:value-type="string">
            <text:p>Test_Add_Array_60 values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Addition of two array each of size 60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/>
          <table:table-cell office:value-type="string" calcext:value-type="string">
            <text:p>Test_Add_Array_120 values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Addition of two array each of size 120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/>
          <table:table-cell office:value-type="string" calcext:value-type="string">
            <text:p>Test_Add_Array_300 values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Addition of two array each of size 300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string" calcext:value-type="string">
            <text:p>28/02/2020</text:p>
          </table:table-cell>
          <table:table-cell office:value-type="string" calcext:value-type="string">
            <text:p>Test_Add_Array_of_9 values</text:p>
          </table:table-cell>
          <table:table-cell table:style-name="ce4" office:value-type="string" calcext:value-type="string">
            <text:p>PASS</text:p>
          </table:table-cell>
          <table:table-cell office:value-type="string" calcext:value-type="string">
            <text:p>Addition of two array each of size 9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/>
          <table:table-cell office:value-type="string" calcext:value-type="string">
            <text:p>Test_Add_of_10 values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Addition of two array each of size 10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/>
          <table:table-cell office:value-type="string" calcext:value-type="string">
            <text:p>Test_Comparision_&amp;_increment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Add two array of size 10 each and compare the resultant array with another array and increment in counter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/>
          <table:table-cell office:value-type="string" calcext:value-type="string">
            <text:p>Test_dhrystone</text:p>
          </table:table-cell>
          <table:table-cell office:value-type="string" calcext:value-type="string">
            <text:p>UNCHECKED</text:p>
          </table:table-cell>
          <table:table-cell table:style-name="ce13" office:value-type="string" calcext:value-type="string">
            <text:p>The Dhrystone benchmark contains no <text:a xlink:href="https://en.wikipedia.org/wiki/Floating_point" xlink:type="simple">floating point</text:a><text:span text:style-name="T1"> </text:span>operations.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/>
          <table:table-cell office:value-type="string" calcext:value-type="string">
            <text:p>Test_Factorial_of_7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Factorial of 7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/>
          <table:table-cell office:value-type="string" calcext:value-type="string">
            <text:p>Test_Factorial_of_10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Factorial of 100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/>
          <table:table-cell office:value-type="string" calcext:value-type="string">
            <text:p>Test_Median</text:p>
          </table:table-cell>
          <table:table-cell office:value-type="string" calcext:value-type="string">
            <text:p>UNCHECKED</text:p>
          </table:table-cell>
          <table:table-cell table:style-name="ce13" office:value-type="string" calcext:value-type="string">
            <text:p>median is the value present at the centre of a sorted array list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/>
          <table:table-cell office:value-type="string" calcext:value-type="string">
            <text:p>Test_multiply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Multiplication of Two Arrays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/>
          <table:table-cell office:value-type="string" calcext:value-type="string">
            <text:p>Test_Pointers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Basic Pointer implementation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/>
          <table:table-cell office:value-type="string" calcext:value-type="string">
            <text:p>Test_Selection_Sort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Implementation of a selection sort algorithm which give worst case complexity O(n^2)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/>
          <table:table-cell office:value-type="string" calcext:value-type="string">
            <text:p>Test_Simple_Addition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Two integer Value Addition.</text:p>
          </table:table-cell>
          <table:table-cell office:value-type="string" calcext:value-type="string">
            <text:p>NIL</text:p>
          </table:table-cell>
        </table:table-row>
        <table:table-row table:style-name="ro2">
          <table:table-cell/>
          <table:table-cell office:value-type="string" calcext:value-type="string">
            <text:p>Test_towers</text:p>
          </table:table-cell>
          <table:table-cell office:value-type="string" calcext:value-type="string">
            <text:p>UNCHECKED</text:p>
          </table:table-cell>
          <table:table-cell table:style-name="ce13" office:value-type="string" calcext:value-type="string">
            <text:p>Tower of Hanoi consists of three pegs or towers with n disks placed one over the other. The objective of the puzzle is to move the stack to another peg 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/>
          <table:table-cell office:value-type="string" calcext:value-type="string">
            <text:p>Test_vvadd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Addition of two array and saves it in another array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/>
          <table:table-cell office:value-type="string" calcext:value-type="string">
            <text:p>BUBBLE SORT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Implementation of a Bubble Sort Algorithm which give complexity O(n^2)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/>
          <table:table-cell office:value-type="string" calcext:value-type="string">
            <text:p>Quick Sort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Implementation of a Quick Sort Algorithm which give complexity O(log(n))</text:p>
          </table:table-cell>
          <table:table-cell office:value-type="string" calcext:value-type="string">
            <text:p>N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/00/0000</text:date>, <text:time style:data-style-name="N2" text:time-value="18:29:50.193266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07:44:23.045835995</meta:creation-date>
    <dc:date>2020-03-01T18:42:03.439768498</dc:date>
    <meta:editing-duration>PT31M49S</meta:editing-duration>
    <meta:editing-cycles>9</meta:editing-cycles>
    <meta:generator>LibreOffice/6.0.7.3$Linux_X86_64 LibreOffice_project/00m0$Build-3</meta:generator>
    <meta:document-statistic meta:table-count="1" meta:cell-count="97" meta:object-count="0"/>
  </office:meta>
</office:document-meta>
</file>